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8.002cm" table:align="center"/>
    </style:style>
    <style:style style:name="Tabla1.A" style:family="table-column">
      <style:table-column-properties style:column-width="3.193cm"/>
    </style:style>
    <style:style style:name="Tabla1.B" style:family="table-column">
      <style:table-column-properties style:column-width="14.81cm"/>
    </style:style>
    <style:style style:name="Tabla1.A1" style:family="table-cell">
      <style:table-cell-properties style:vertical-align="middle" style:border-line-width-left="0.002cm 0.004cm 0.002cm" style:border-line-width-top="0.002cm 0.004cm 0.002cm" style:border-line-width-bottom="0.002cm 0.004cm 0.002cm" fo:padding="0.132cm" fo:border-left="0.05pt double #808080" fo:border-right="none" fo:border-top="0.05pt double #808080" fo:border-bottom="0.05pt double #808080"/>
    </style:style>
    <style:style style:name="Tabla1.B1" style:family="table-cell">
      <style:table-cell-properties style:vertical-align="middle" style:border-line-width="0.002cm 0.004cm 0.002cm" fo:padding="0.132cm" fo:border="0.05pt double #808080"/>
    </style:style>
    <style:style style:name="Tabla1.A2" style:family="table-cell">
      <style:table-cell-properties style:vertical-align="middle" style:border-line-width-left="0.002cm 0.004cm 0.002cm" style:border-line-width-bottom="0.002cm 0.004cm 0.002cm" fo:padding="0.132cm" fo:border-left="0.05pt double #808080" fo:border-right="none" fo:border-top="none" fo:border-bottom="0.05pt double #808080"/>
    </style:style>
    <style:style style:name="Tabla1.B2" style:family="table-cell">
      <style:table-cell-properties style:vertical-align="middle" style:border-line-width-left="0.002cm 0.004cm 0.002cm" style:border-line-width-right="0.002cm 0.004cm 0.002cm" style:border-line-width-bottom="0.002cm 0.004cm 0.002cm" fo:padding="0.132cm" fo:border-left="0.05pt double #808080" fo:border-right="0.05pt double #808080" fo:border-top="none" fo:border-bottom="0.05pt double #808080"/>
    </style:style>
    <style:style style:name="Tabla1.9" style:family="table-row">
      <style:table-row-properties style:min-row-height="2.487cm"/>
    </style:style>
    <style:style style:name="Tabla1.10" style:family="table-row">
      <style:table-row-properties style:min-row-height="2.514cm"/>
    </style:style>
    <style:style style:name="Tabla2" style:family="table">
      <style:table-properties style:width="18.002cm" style:rel-width="100%" table:align="left"/>
    </style:style>
    <style:style style:name="Tabla2.A" style:family="table-column">
      <style:table-column-properties style:column-width="3.676cm" style:rel-column-width="1968*"/>
    </style:style>
    <style:style style:name="Tabla2.B" style:family="table-column">
      <style:table-column-properties style:column-width="6.828cm" style:rel-column-width="3656*"/>
    </style:style>
    <style:style style:name="Tabla2.C" style:family="table-column">
      <style:table-column-properties style:column-width="7.498cm" style:rel-column-width="4014*"/>
    </style:style>
    <style:style style:name="Tabla2.A1" style:family="table-cell">
      <style:table-cell-properties style:vertical-align="middle" style:border-line-width-left="0.002cm 0.004cm 0.002cm" style:border-line-width-top="0.002cm 0.004cm 0.002cm" style:border-line-width-bottom="0.002cm 0.004cm 0.002cm" fo:padding="0.132cm" fo:border-left="0.05pt double #808080" fo:border-right="none" fo:border-top="0.05pt double #808080" fo:border-bottom="0.05pt double #808080"/>
    </style:style>
    <style:style style:name="Tabla2.C1" style:family="table-cell">
      <style:table-cell-properties style:vertical-align="middle" style:border-line-width="0.002cm 0.004cm 0.002cm" fo:padding="0.132cm" fo:border="0.05pt double #808080"/>
    </style:style>
    <style:style style:name="Tabla2.A2" style:family="table-cell">
      <style:table-cell-properties style:vertical-align="middle" style:border-line-width-left="0.002cm 0.004cm 0.002cm" style:border-line-width-bottom="0.002cm 0.004cm 0.002cm" fo:padding="0.132cm" fo:border-left="0.05pt double #808080" fo:border-right="none" fo:border-top="none" fo:border-bottom="0.05pt double #808080"/>
    </style:style>
    <style:style style:name="Tabla2.C2" style:family="table-cell">
      <style:table-cell-properties style:vertical-align="middle" style:border-line-width-left="0.002cm 0.004cm 0.002cm" style:border-line-width-right="0.002cm 0.004cm 0.002cm" style:border-line-width-bottom="0.002cm 0.004cm 0.002cm" fo:padding="0.132cm" fo:border-left="0.05pt double #808080" fo:border-right="0.05pt double #808080" fo:border-top="none" fo:border-bottom="0.05pt double #80808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3">
      <style:paragraph-properties fo:text-align="start" style:justify-single-word="false"/>
    </style:style>
    <style:style style:name="P4" style:family="paragraph" style:parent-style-name="Text_20_body" style:list-style-name="L4">
      <style:paragraph-properties fo:text-align="start"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paragraph-properties fo:margin-top="0cm" fo:margin-bottom="0cm" style:contextual-spacing="false" fo:text-align="center" style:justify-single-word="false"/>
    </style:style>
    <style:style style:name="P9" style:family="paragraph" style:parent-style-name="Text_20_body">
      <style:paragraph-properties fo:margin-top="0cm" fo:margin-bottom="0cm" style:contextual-spacing="false" fo:text-align="center" style:justify-single-word="false"/>
      <style:text-properties fo:font-weight="bold"/>
    </style:style>
    <style:style style:name="P10" style:family="paragraph" style:parent-style-name="Text_20_body" style:list-style-name="L3">
      <style:paragraph-properties fo:margin-top="0cm" fo:margin-bottom="0cm" style:contextual-spacing="false" fo:text-align="start" style:justify-single-word="false"/>
    </style:style>
    <style:style style:name="P11" style:family="paragraph" style:parent-style-name="Text_20_body" style:list-style-name="L4">
      <style:paragraph-properties fo:margin-top="0cm" fo:margin-bottom="0cm" style:contextual-spacing="false" fo:text-align="start" style:justify-single-word="false"/>
    </style:style>
    <style:style style:name="P12" style:family="paragraph" style:parent-style-name="Text_20_body" style:list-style-name="L1">
      <style:paragraph-properties fo:margin-top="0cm" fo:margin-bottom="0cm" style:contextual-spacing="false" fo:text-align="justify" style:justify-single-word="false"/>
    </style:style>
    <style:style style:name="P13" style:family="paragraph" style:parent-style-name="Text_20_body" style:list-style-name="L2">
      <style:paragraph-properties fo:margin-top="0cm" fo:margin-bottom="0cm" style:contextual-spacing="false" fo:text-align="justify" style:justify-single-word="false"/>
    </style:style>
    <style:style style:name="P14" style:family="paragraph" style:parent-style-name="Heading_20_3">
      <style:paragraph-properties fo:text-align="start" style:justify-single-word="false"/>
    </style:style>
    <style:style style:name="P15" style:family="paragraph" style:parent-style-name="Table_20_Contents">
      <style:paragraph-properties fo:text-align="justify" style:justify-single-word="false"/>
    </style:style>
    <style:style style:name="P16" style:family="paragraph" style:parent-style-name="Table_20_Contents">
      <style:text-properties fo:font-size="12pt" style:font-size-asian="12pt" style:font-size-complex="12pt"/>
    </style:style>
    <style:style style:name="P17" style:family="paragraph" style:parent-style-name="Table_20_Heading">
      <style:text-properties fo:font-size="12pt" style:font-size-asian="12pt" style:font-size-complex="12pt"/>
    </style:style>
    <style:style style:name="P18" style:family="paragraph" style:parent-style-name="Heading_20_1">
      <style:paragraph-properties fo:text-align="center" style:justify-single-word="false"/>
    </style:style>
    <style:style style:name="P19" style:family="paragraph" style:parent-style-name="Preformatted_20_Text">
      <style:paragraph-properties fo:margin-left="1.251cm" fo:margin-right="0cm" fo:text-indent="0cm" style:auto-text-indent="false"/>
    </style:style>
    <style:style style:name="P20" style:family="paragraph" style:parent-style-name="Preformatted_20_Text">
      <style:paragraph-properties fo:margin-left="1.251cm" fo:margin-right="0cm" fo:text-indent="0cm" style:auto-text-indent="false"/>
      <style:text-properties fo:font-weight="bold"/>
    </style:style>
    <style:style style:name="P21" style:family="paragraph" style:parent-style-name="Preformatted_20_Text">
      <style:paragraph-properties fo:margin-left="1.251cm" fo:margin-right="0cm" fo:text-align="start" style:justify-single-word="false" fo:text-indent="0cm" style:auto-text-indent="false"/>
    </style:style>
    <style:style style:name="P22" style:family="paragraph" style:parent-style-name="Preformatted_20_Text">
      <style:paragraph-properties fo:margin-left="1.251cm" fo:margin-right="0cm" fo:margin-top="0cm" fo:margin-bottom="0.499cm" style:contextual-spacing="false" fo:text-indent="0cm" style:auto-text-indent="false"/>
    </style:style>
    <style:style style:name="P23" style:family="paragraph" style:parent-style-name="Preformatted_20_Text">
      <style:paragraph-properties fo:margin-left="1.251cm" fo:margin-right="0cm" fo:margin-top="0cm" fo:margin-bottom="0.499cm" style:contextual-spacing="false" fo:text-align="start" style:justify-single-word="false" fo:text-indent="0cm" style:auto-text-indent="false"/>
    </style:style>
    <style:style style:name="P24" style:family="paragraph" style:parent-style-name="Preformatted_20_Text">
      <style:paragraph-properties fo:margin-left="1.251cm" fo:margin-right="0cm" fo:text-indent="0cm" style:auto-text-indent="false" fo:break-before="page"/>
    </style:style>
    <style:style style:name="P25" style:family="paragraph" style:parent-style-name="Heading_20_2">
      <style:paragraph-properties fo:text-align="start" style:justify-single-word="false"/>
    </style:style>
    <style:style style:name="T1" style:family="text">
      <style:text-properties fo:font-weight="bold"/>
    </style:style>
    <style:style style:name="T2" style:family="text">
      <style:text-properties fo:font-style="italic"/>
    </style:style>
    <style:style style:name="T3" style:family="text">
      <style:text-properties fo:font-size="12pt" style:font-size-asian="12pt" style:font-size-complex="12pt"/>
    </style:style>
    <style:style style:name="T4" style:family="text">
      <style:text-properties fo:font-size="12pt" fo:font-style="italic" style:font-size-asian="12pt" style:font-size-complex="12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JSP Introducción</text:h>
      <text:h text:style-name="Heading_20_2" text:outline-level="2">1.1. Introducción a JSP</text:h>
      <text:p text:style-name="P5">JSP (<text:span text:style-name="T1">JavaServer Pages</text:span>) es una tecnología que permite incluir código Java en páginas web. El denominado <text:span text:style-name="Emphasis">contenedor JSP</text:span> (que sería un componente del servidor web) es el encargado de tomar la página, sustituir el código Java que contiene por el resultado de su ejecución, y enviarla al cliente. Así, se pueden diseñar fácilmente páginas con partes fijas y partes variables. El siguiente es un ejemplo muy sencillo de página JSP:</text:p>
      <text:p text:style-name="P19">&lt;!DOCTYPE HTML PUBLIC "-//W3C//DTD HTML 4.0 Transitional//EN"&gt;</text:p>
      <text:p text:style-name="P19">&lt;html&gt;</text:p>
      <text:p text:style-name="P19">&lt;head&gt;</text:p>
      <text:p text:style-name="P19">&lt;title&gt;Mi primera página JSP&lt;/title&gt;</text:p>
      <text:p text:style-name="P19">&lt;/head&gt;</text:p>
      <text:p text:style-name="P19">&lt;body&gt;</text:p>
      <text:p text:style-name="P19">&lt;h1&gt; Hoy es: <text:span text:style-name="T1">&lt;%= new java.util.Date() %&gt; </text:span>&lt;/h1&gt;</text:p>
      <text:p text:style-name="P19">&lt;/body&gt;</text:p>
      <text:p text:style-name="P22">&lt;/html&gt;</text:p>
      <text:p text:style-name="P5">Para ejecutar la página basta con colocarla en una aplicación web (por ejemplo, en Tomcat, dentro de <text:span text:style-name="Source_20_Text">webapps/ROOT</text:span>). No es necesario que sea en un directorio específico como ocurre con los servlets, sino que puede ir en cualquier directorio en el que se colocaría normalmente un HTML.</text:p>
      <text:p text:style-name="P5">La última versión de la especificación JSP es la 2.0, aunque es de reciente aparición (Tomcat 4.x implementa la versión anterior, la 1.2, misma que cubre este tema). Como se verá, es una especificación paralela al API de servlets, concretamente a la versión 2.3. Se puede encontrar más información sobre JSP en </text:p>
      <text:p text:style-name="P1"><text:a xlink:type="simple" xlink:href="http://java.sun.com/products/jsp">http://java.sun.com/products/jsp </text:a></text:p>
      <text:p text:style-name="P5">Aunque JSP y servlets parecen a primera vista tecnologías distintas, en realidad el servidor web traduce internamente el JSP a un servlet, lo compila y finalmente lo ejecuta cada vez que el cliente solicita la página JSP. Por ello, en principio, JSPs y servlets ofrecen la misma funcionalidad, aunque sus características los hacen apropiados para distinto tipo de tareas. Los JSP son mejores para generar páginas con gran parte de contenido estático. Un servlet que realice la misma función debe incluir gran cantidad de sentencias del tipo <text:span text:style-name="Source_20_Text">out.println()</text:span> para producir el HTML. Por el contrario, los servlets son mejores en tareas que generen poca salida, datos binarios o páginas con gran parte de contenido variable. En proyectos más complejos, lo recomendable es combinar ambas tecnologías: los servlets para el procesamiento de información y los JSP para presentar los datos al cliente.</text:p>
      <text:h text:style-name="Heading_20_2" text:outline-level="2">1.2. Traducción de los JSP a servlets</text:h>
      <text:p text:style-name="P5">Como se ha comentado, la primera vez que se solicita una página JSP, el servidor genera el servlet equivalente, lo compila y lo ejecuta. Para las siguientes solicitudes, solo es necesario ejecutar el código compilado. El servlet generado de manera automática tiene un método <text:span text:style-name="Source_20_Text">_jspService</text:span> que es el equivalente al <text:span text:style-name="Source_20_Text">service</text:span> de los servlets "generados manualmente". En este método es donde se genera el código HTML, mediante instrucciones <text:span text:style-name="Source_20_Text">println</text:span> y donde se ejecuta el código Java insertado en la página. Por ejemplo, la página <text:span text:style-name="T1">primera.jsp</text:span> podría generar un servlet con estructura similar al siguiente:</text:p>
      <text:p text:style-name="P19"/>
      <text:p text:style-name="P24">public void _jspService(HttpServletRequest request, </text:p>
      <text:p text:style-name="P19"><text:s text:c="24"/>HttpServletResponse <text:s/>response)</text:p>
      <text:p text:style-name="P19"><text:s text:c="24"/>throws java.io.IOException, ServletException {</text:p>
      <text:p text:style-name="P19"><text:s text:c="3"/>JspWriter out = null;</text:p>
      <text:p text:style-name="P19"><text:s text:c="3"/>response.setContentType("text/html;ISO-8859-1");</text:p>
      <text:p text:style-name="P19"><text:s text:c="3"/>out.println("&lt;!DOCTYPE HTML PUBLIC \"-//W3C//DTD HTML 4.0</text:p>
      <text:p text:style-name="P19"><text:s text:c="16"/>Transitional//EN\"&gt;);</text:p>
      <text:p text:style-name="P19"><text:s text:c="3"/>out.println("&lt;html&gt;");</text:p>
      <text:p text:style-name="P19"><text:s text:c="3"/>out.println("&lt;head&gt;");</text:p>
      <text:p text:style-name="P19"><text:s text:c="3"/>out.println("&lt;title&gt;Mi primera pagina JSP&lt;/title&gt;");</text:p>
      <text:p text:style-name="P19"><text:s text:c="3"/>out.println("&lt;/head&gt;");</text:p>
      <text:p text:style-name="P19"><text:s text:c="3"/>out.println("&lt;body&gt;");</text:p>
      <text:p text:style-name="P19"><text:s text:c="3"/>out.print("Hoy es ");</text:p>
      <text:p text:style-name="P19"><text:s text:c="3"/>out.println(new java.util.Date());</text:p>
      <text:p text:style-name="P19"><text:s text:c="3"/>out.println("&lt;/body&gt;");</text:p>
      <text:p text:style-name="P19"><text:s text:c="3"/>out.println("&lt;/html&gt;");</text:p>
      <text:p text:style-name="P22">}</text:p>
      <text:p text:style-name="P5">El directorio donde se coloca el servlet generado, así como su nombre, dependen del servidor web. Por ejemplo, Tomcat utiliza su directorio <text:span text:style-name="Source_20_Text">work/localhost/</text:span><text:span text:style-name="Source_20_Text"><text:span text:style-name="Variable">aplicacion_web</text:span></text:span>. En caso de que la página esté en <text:span text:style-name="Source_20_Text">ROOT</text:span>, el nombre de la aplicación se sustituye por un carácter de subrayado (<text:span text:style-name="Source_20_Text">_</text:span>). </text:p>
      <text:h text:style-name="Heading_20_2" text:outline-level="2">1.3. Elementos de JSP </text:h>
      <text:p text:style-name="Text_20_body">Existen tres tipos de elementos JSP que podemos insertar en una página web: </text:p>
      <text:list xml:id="list593697141" text:style-name="L1">
        <text:list-item>
          <text:p text:style-name="P12"><text:span text:style-name="T1">Código</text:span>: podemos "incrustar" código Java de distintos tipos (declaraciones de variables y/o métodos, expresiones, sentencias) para que lo ejecute el contenedor JSP. </text:p>
        </text:list-item>
        <text:list-item>
          <text:p text:style-name="P12"><text:span text:style-name="T1">Directivas</text:span>: permiten controlar distintos parámetros del servlet resultante de la traducción automática del JSP </text:p>
        </text:list-item>
        <text:list-item>
          <text:p text:style-name="P6"><text:span text:style-name="T1">Acciones</text:span>: normalmente sirven para alterar el flujo normal de ejecución de la página (p.ej. redirecciones), aunque tienen usos variados. </text:p>
        </text:list-item>
      </text:list>
      <text:p text:style-name="P5">Se pueden poner comentarios en una página JSP entre los símbolos <text:span text:style-name="Source_20_Text">&lt;%--</text:span> y <text:span text:style-name="Source_20_Text">--%&gt;</text:span>. El contenedor JSP ignorará todo lo contenido entre ambos. Dentro de los fragmentos de código Java también se pueden colocar comentarios siguiendo la sintaxis habitual del lenguaje. </text:p>
      <text:h text:style-name="Heading_20_2" text:outline-level="2">1.4. Inserción de código en páginas JSP </text:h>
      <text:p text:style-name="Text_20_body">Hay tres formas de insertar código Java en una página JSP: </text:p>
      <text:list xml:id="list1895699982" text:style-name="L2">
        <text:list-item>
          <text:p text:style-name="P13"><text:span text:style-name="T1">Expresiones</text:span> de la forma <text:span text:style-name="Source_20_Text">&lt;%= </text:span><text:span text:style-name="Source_20_Text"><text:span text:style-name="Variable">expresión</text:span></text:span><text:span text:style-name="Source_20_Text"> %&gt;</text:span>: en este caso, la expresión se evalúa, su resultado se convierte a <text:span text:style-name="Source_20_Text">String</text:span> y se inserta en la salida. </text:p>
        </text:list-item>
        <text:list-item>
          <text:p text:style-name="P13"><text:span text:style-name="T1">Scriptlets</text:span> de la forma <text:span text:style-name="Source_20_Text">&lt;% </text:span><text:span text:style-name="Source_20_Text"><text:span text:style-name="Variable">código</text:span></text:span><text:span text:style-name="Source_20_Text"> %&gt;</text:span>: el código se ejecuta dentro del método <text:span text:style-name="Source_20_Text">_jspService</text:span> del servlet generado. </text:p>
        </text:list-item>
        <text:list-item>
          <text:p text:style-name="P7"><text:span text:style-name="T1">Declaraciones</text:span> de la forma <text:span text:style-name="Source_20_Text">&lt;%! </text:span><text:span text:style-name="Source_20_Text"><text:span text:style-name="Variable">código</text:span></text:span><text:span text:style-name="Source_20_Text"> %&gt;</text:span>: se insertan en el cuerpo del servlet generado, fuera de sus métodos. </text:p>
        </text:list-item>
      </text:list>
      <text:h text:style-name="Heading_20_3" text:outline-level="3">1.4.1. Expresiones</text:h>
      <text:p text:style-name="P5">Como se ha visto, se evalúan, su resultado se convierte a un <text:span text:style-name="Source_20_Text">String</text:span> y se escriben en la salida (el objeto predefinido <text:span text:style-name="Source_20_Text">out</text:span>). La forma de traducir una expresión a código de servlet es imprimiéndola en <text:span text:style-name="Source_20_Text">out</text:span> (mediante una sentencia <text:span text:style-name="Source_20_Text">out.write(</text:span><text:span text:style-name="Source_20_Text"><text:span text:style-name="Variable">expresion</text:span></text:span><text:span text:style-name="Source_20_Text">)</text:span>) o similar. </text:p>
      <text:h text:style-name="Heading_20_3" text:outline-level="3">1.4.2. <text:span text:style-name="Emphasis">Scriptlets</text:span></text:h>
      <text:p text:style-name="P5">Permiten ejecutar código arbitrario, cuyo resultado no es necesario enviar a la salida. Si desde un <text:span text:style-name="Emphasis">scriptlet</text:span> se desea escribir algo en ésta, bastará con utilizar el objeto predefinido <text:span text:style-name="Source_20_Text">out</text:span>. Un uso común de los <text:soft-page-break/><text:span text:style-name="Emphasis">scriptlets</text:span> es hacer que ciertas partes de código HTML aparezcan o no en función de una condición. Por ejemplo: </text:p>
      <text:p text:style-name="P20">&lt;%</text:p>
      <text:p text:style-name="P19"><text:s text:c="2"/><text:span text:style-name="T1">java.util.Calendar ahora = java.util.Calendar.getInstance();</text:span></text:p>
      <text:p text:style-name="P19"><text:s text:c="2"/><text:span text:style-name="T1">int hora = ahora.get(java.util.Calendar.HOUR_OF_DAY);</text:span></text:p>
      <text:p text:style-name="P20">%&gt;</text:p>
      <text:p text:style-name="P19">&lt;b&gt; Hola mundo, &lt;i&gt;</text:p>
      <text:p text:style-name="P20">&lt;% if ((hora&gt;20)||(hora&lt;6)) { %&gt; </text:p>
      <text:p text:style-name="P19"><text:s text:c="5"/>buenas noches</text:p>
      <text:p text:style-name="P20">&lt;% } <text:s/></text:p>
      <text:p text:style-name="P19"><text:s text:c="3"/><text:span text:style-name="T1">else if ((hora&gt;=6)&amp;&amp;(hora&lt;=12)) { %&gt;</text:span></text:p>
      <text:p text:style-name="P19"><text:s text:c="10"/>buenos días</text:p>
      <text:p text:style-name="P20">&lt;% <text:s text:c="5"/>}</text:p>
      <text:p text:style-name="P19"><text:s text:c="8"/><text:span text:style-name="T1">else { %&gt; </text:span></text:p>
      <text:p text:style-name="P19"><text:s text:c="11"/>buenas tardes</text:p>
      <text:p text:style-name="P20">&lt;% <text:s text:c="5"/>} %&gt;</text:p>
      <text:p text:style-name="P22">&lt;/i&gt; &lt;/b&gt;</text:p>
      <text:h text:style-name="Heading_20_3" text:outline-level="3">1.4.3. Declaraciones</text:h>
      <text:p text:style-name="P5">Permiten definir variables o métodos que se insertarán dentro del cuerpo del servlet generado. Esto da la posibilidad de sobreescribir los métodos <text:span text:style-name="Source_20_Text">jspInit</text:span> y <text:span text:style-name="Source_20_Text">jspDestroy</text:span> que son el equivalente en JSP del <text:span text:style-name="Source_20_Text">init</text:span> y <text:span text:style-name="Source_20_Text">destroy</text:span> de los servlets. Las variables declaradas conservarán su valor entre sucesivas llamadas a la página, ya que son variables miembro del servlet y no locales al método <text:span text:style-name="Source_20_Text">jspService</text:span>. Esto nos permite, por ejemplo, crear un contador de accesos a la página: </text:p>
      <text:p text:style-name="P19">&lt;%! private int accesos = 0; %&gt;</text:p>
      <text:p text:style-name="P22">&lt;h1&gt; Visitas: &lt;%= ++accesos %&gt; &lt;/h1&gt;</text:p>
      <text:h text:style-name="Heading_20_3" text:outline-level="3">1.4.4. Objetos implícitos de JSP </text:h>
      <text:p text:style-name="P5">En cualquiera de estas tres formas, se puede hacer referencia a una serie de <text:span text:style-name="Emphasis">objetos implícitos </text:span>, que se corresponden con objetos útiles del API de servlets (petición, respuesta, ...) y que en realidad son variables instanciadas de manera automática en el servlet generado a partir del JSP. Los objetos predefinidos en JSP se referencian en la tabla 1. </text:p>
      <text:p text:style-name="P9">Tabla 1: Objetos implícitos de JSP. </text:p>
      <table:table table:name="Tabla1" table:style-name="Tabla1">
        <table:table-column table:style-name="Tabla1.A"/>
        <table:table-column table:style-name="Tabla1.B"/>
        <table:table-row>
          <table:table-cell table:style-name="Tabla1.A1" office:value-type="string">
            <text:p text:style-name="Table_20_Heading">Objeto</text:p>
          </table:table-cell>
          <table:table-cell table:style-name="Tabla1.B1" office:value-type="string">
            <text:p text:style-name="Table_20_Heading">Significado</text:p>
          </table:table-cell>
        </table:table-row>
        <table:table-row>
          <table:table-cell table:style-name="Tabla1.A2" office:value-type="string">
            <text:p text:style-name="Table_20_Contents"><text:span text:style-name="Source_20_Text"><text:span text:style-name="T1">request</text:span></text:span></text:p>
          </table:table-cell>
          <table:table-cell table:style-name="Tabla1.B2" office:value-type="string">
            <text:p text:style-name="Table_20_Contents">el objeto <text:span text:style-name="Source_20_Text">HttpServletRequest</text:span> asociado con la petición</text:p>
          </table:table-cell>
        </table:table-row>
        <table:table-row>
          <table:table-cell table:style-name="Tabla1.A2" office:value-type="string">
            <text:p text:style-name="Table_20_Contents"><text:span text:style-name="Source_20_Text"><text:span text:style-name="T1">response</text:span></text:span></text:p>
          </table:table-cell>
          <table:table-cell table:style-name="Tabla1.B2" office:value-type="string">
            <text:p text:style-name="Table_20_Contents">el objeto <text:span text:style-name="Source_20_Text">HttpServletResponse</text:span> asociado con la respuesta</text:p>
          </table:table-cell>
        </table:table-row>
        <table:table-row>
          <table:table-cell table:style-name="Tabla1.A2" office:value-type="string">
            <text:p text:style-name="Table_20_Contents"><text:span text:style-name="Source_20_Text"><text:span text:style-name="T1">out</text:span></text:span></text:p>
          </table:table-cell>
          <table:table-cell table:style-name="Tabla1.B2" office:value-type="string">
            <text:p text:style-name="P15">el <text:span text:style-name="Source_20_Text">Writer</text:span> empleado para enviar la salida al cliente. La salida de los JSP emplea un <text:span text:style-name="Emphasis">buffer</text:span> que permite que se envíen cabeceras HTTP o códigos de estado aunque ya se haya empezado a escribir en la salida (<text:span text:style-name="Source_20_Text">out</text:span> no es un <text:span text:style-name="Source_20_Text">PrintWriter</text:span> sino un objeto de la clase especial <text:span text:style-name="Source_20_Text">JspWriter</text:span>).</text:p>
          </table:table-cell>
        </table:table-row>
        <table:table-row>
          <table:table-cell table:style-name="Tabla1.A2" office:value-type="string">
            <text:p text:style-name="Table_20_Contents"><text:span text:style-name="Source_20_Text"><text:span text:style-name="T1">session</text:span></text:span></text:p>
          </table:table-cell>
          <table:table-cell table:style-name="Tabla1.B2" office:value-type="string">
            <text:p text:style-name="P15">el objeto <text:span text:style-name="Source_20_Text">HttpSession</text:span> asociado con la petición actual. En JSP, las sesiones se crean automáticamente, de modo que este objeto está instanciado aunque no se cree explícitamente una sesión.</text:p>
          </table:table-cell>
        </table:table-row>
        <table:table-row>
          <table:table-cell table:style-name="Tabla1.A2" office:value-type="string">
            <text:p text:style-name="Table_20_Contents"><text:span text:style-name="Source_20_Text"><text:span text:style-name="T1">application</text:span></text:span></text:p>
          </table:table-cell>
          <table:table-cell table:style-name="Tabla1.B2" office:value-type="string">
            <text:p text:style-name="Table_20_Contents">el objeto <text:span text:style-name="Source_20_Text">ServletContext</text:span>, común a todos los servlets de la aplicación web.</text:p>
          </table:table-cell>
        </table:table-row>
        <table:table-row>
          <table:table-cell table:style-name="Tabla1.A2" office:value-type="string">
            <text:p text:style-name="Table_20_Contents"><text:span text:style-name="Source_20_Text"><text:span text:style-name="T1">config</text:span></text:span></text:p>
          </table:table-cell>
          <table:table-cell table:style-name="Tabla1.B2" office:value-type="string">
            <text:p text:style-name="Table_20_Contents">el objeto <text:span text:style-name="Source_20_Text">ServletConfig</text:span>, empleado para leer parámetros de inicialización. </text:p>
          </table:table-cell>
        </table:table-row>
        <table:table-row>
          <table:table-cell table:style-name="Tabla1.A2" office:value-type="string">
            <text:p text:style-name="Table_20_Contents"><text:span text:style-name="Source_20_Text"><text:span text:style-name="T1">pageContext</text:span></text:span></text:p>
          </table:table-cell>
          <table:table-cell table:style-name="Tabla1.B2" office:value-type="string">
            <text:p text:style-name="Table_20_Contents">permite acceder desde un único objeto a todos los demás objetos implícitos </text:p>
          </table:table-cell>
        </table:table-row>
        <text:soft-page-break/>
        <table:table-row table:style-name="Tabla1.9">
          <table:table-cell table:style-name="Tabla1.A2" office:value-type="string">
            <text:p text:style-name="Table_20_Contents"><text:span text:style-name="Source_20_Text"><text:span text:style-name="T1">page</text:span></text:span></text:p>
          </table:table-cell>
          <table:table-cell table:style-name="Tabla1.B2" office:value-type="string">
            <text:p text:style-name="P15">referencia al propio servlet generado (tiene el mismo valor que <text:span text:style-name="Source_20_Text">this</text:span>).Como tal, en Java no tiene demasiado sentido utilizarla, pero está pensada para el caso en que se utilizara un lenguaje de programación distinto.</text:p>
          </table:table-cell>
        </table:table-row>
        <table:table-row table:style-name="Tabla1.10">
          <table:table-cell table:style-name="Tabla1.A2" office:value-type="string">
            <text:p text:style-name="Table_20_Contents"><text:span text:style-name="Source_20_Text"><text:span text:style-name="T1">exception</text:span></text:span></text:p>
          </table:table-cell>
          <table:table-cell table:style-name="Tabla1.B2" office:value-type="string">
            <text:p text:style-name="Table_20_Contents">Representa un error producido en la aplicación. Solo es accesible si la página se ha designado como página de error (mediante la directiva <text:span text:style-name="Source_20_Text">page isErrorPage</text:span>).</text:p>
          </table:table-cell>
        </table:table-row>
      </table:table>
      <text:h text:style-name="P25" text:outline-level="2">1.5. Directivas de página </text:h>
      <text:p text:style-name="P2">Las <text:span text:style-name="T2">directivas</text:span> influyen en la estructura que tendrá el servlet generado a partir de la página JSP. Hay tres tipos de directivas: </text:p>
      <text:list xml:id="list1420992497" text:style-name="L3">
        <text:list-item>
          <text:p text:style-name="P10"><text:span text:style-name="Source_20_Text">page</text:span>: tiene varios usos: importar clases de Java, fijar el tipo MIME de la respuesta, controlar el <text:span text:style-name="T2">buffer</text:span> de salida,... </text:p>
        </text:list-item>
        <text:list-item>
          <text:p text:style-name="P10"><text:span text:style-name="Source_20_Text">include</text:span>: sirve para incluir código en la página <text:span text:style-name="T2">antes de que se realice la compilación del JSP</text:span>. </text:p>
        </text:list-item>
        <text:list-item>
          <text:p text:style-name="P3"><text:span text:style-name="Source_20_Text">taglib</text:span>: se emplea cuando el JSP hace uso de etiquetas definidas por el usuario. </text:p>
        </text:list-item>
      </text:list>
      <text:p text:style-name="P2">El formato genérico de una directiva es:</text:p>
      <text:p text:style-name="P23">&lt;%@ directiva atributo="valor" %&gt;</text:p>
      <text:p text:style-name="P2">algunas directivas admiten más de un atributo.</text:p>
      <text:h text:style-name="P14" text:outline-level="3">1.5.1. La directiva <text:span text:style-name="Source_20_Text">page</text:span></text:h>
      <text:p text:style-name="P2">La tabla 2 recoge los distintos atributos que admite la directiva <text:span text:style-name="Source_20_Text">page</text:span> y su significado.</text:p>
      <text:p text:style-name="P8"><text:span text:style-name="T1">Tabla 2: atributos de la directiva page</text:span> </text:p>
      <table:table table:name="Tabla2" table:style-name="Tabla2">
        <table:table-column table:style-name="Tabla2.A"/>
        <table:table-column table:style-name="Tabla2.B"/>
        <table:table-column table:style-name="Tabla2.C"/>
        <table:table-row>
          <table:table-cell table:style-name="Tabla2.A1" office:value-type="string">
            <text:p text:style-name="P17">Atributo</text:p>
          </table:table-cell>
          <table:table-cell table:style-name="Tabla2.A1" office:value-type="string">
            <text:p text:style-name="P17">Significado</text:p>
          </table:table-cell>
          <table:table-cell table:style-name="Tabla2.C1" office:value-type="string">
            <text:p text:style-name="P17">Ejemplo</text:p>
          </table:table-cell>
        </table:table-row>
        <table:table-row>
          <table:table-cell table:style-name="Tabla2.A2" office:value-type="string">
            <text:p text:style-name="Table_20_Contents"><text:span text:style-name="Source_20_Text"><text:span text:style-name="T3">import</text:span></text:span></text:p>
          </table:table-cell>
          <table:table-cell table:style-name="Tabla2.A2" office:value-type="string">
            <text:p text:style-name="Table_20_Contents"><text:span text:style-name="T3">el equivalente a una sentencia </text:span><text:span text:style-name="Source_20_Text"><text:span text:style-name="T3">import</text:span></text:span><text:span text:style-name="T3"> de Java</text:span></text:p>
          </table:table-cell>
          <table:table-cell table:style-name="Tabla2.C2" office:value-type="string">
            <text:p text:style-name="Table_20_Contents"><text:span text:style-name="Source_20_Text"><text:span text:style-name="T3">&lt;%@ page import="java.util.Date" %&gt;</text:span></text:span></text:p>
          </table:table-cell>
        </table:table-row>
        <table:table-row>
          <table:table-cell table:style-name="Tabla2.A2" office:value-type="string">
            <text:p text:style-name="Table_20_Contents"><text:span text:style-name="Source_20_Text"><text:span text:style-name="T3">contentType</text:span></text:span></text:p>
          </table:table-cell>
          <table:table-cell table:style-name="Tabla2.A2" office:value-type="string">
            <text:p text:style-name="Table_20_Contents"><text:span text:style-name="T3">genera una cabecera HTTP </text:span><text:span text:style-name="Source_20_Text"><text:span text:style-name="T3">Content-Type</text:span></text:span></text:p>
          </table:table-cell>
          <table:table-cell table:style-name="Tabla2.C2" office:value-type="string">
            <text:p text:style-name="Table_20_Contents"><text:span text:style-name="Source_20_Text"><text:span text:style-name="T3">&lt;%@ page contentType="text/plain" %&gt;</text:span></text:span></text:p>
          </table:table-cell>
        </table:table-row>
        <table:table-row>
          <table:table-cell table:style-name="Tabla2.A2" office:value-type="string">
            <text:p text:style-name="Table_20_Contents"><text:span text:style-name="Source_20_Text"><text:span text:style-name="T3">isThreadSafe</text:span></text:span></text:p>
          </table:table-cell>
          <table:table-cell table:style-name="Tabla2.A2" office:value-type="string">
            <text:p text:style-name="Table_20_Contents"><text:span text:style-name="T3">si es </text:span><text:span text:style-name="Source_20_Text"><text:span text:style-name="T3">false</text:span></text:span><text:span text:style-name="T3">, el servlet generado implementará el interface </text:span><text:span text:style-name="Source_20_Text"><text:span text:style-name="T3">SingleThreadModel</text:span></text:span><text:span text:style-name="T3"> (ún único hilo para todas las peticiones). Por defecto, el valor es </text:span><text:span text:style-name="Source_20_Text"><text:span text:style-name="T3">true</text:span></text:span><text:span text:style-name="T3">.</text:span></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session</text:span></text:span></text:p>
          </table:table-cell>
          <table:table-cell table:style-name="Tabla2.A2" office:value-type="string">
            <text:p text:style-name="Table_20_Contents"><text:span text:style-name="T3">Si es </text:span><text:span text:style-name="Source_20_Text"><text:span text:style-name="T3">false</text:span></text:span><text:span text:style-name="T3">, no se creará un objeto </text:span><text:span text:style-name="Source_20_Text"><text:span text:style-name="T3">session</text:span></text:span><text:span text:style-name="T3"> de manera automática. Por defecto, es </text:span><text:span text:style-name="Source_20_Text"><text:span text:style-name="T3">true</text:span></text:span><text:span text:style-name="T3">.</text:span></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buffer</text:span></text:span></text:p>
          </table:table-cell>
          <table:table-cell table:style-name="Tabla2.A2" office:value-type="string">
            <text:p text:style-name="Table_20_Contents"><text:span text:style-name="T3">Define el tamaño del </text:span><text:span text:style-name="T4">buffer</text:span><text:span text:style-name="T3"> para la salida (en kb), o </text:span><text:span text:style-name="Source_20_Text"><text:span text:style-name="T3">none</text:span></text:span><text:span text:style-name="T3"> si no se desea </text:span><text:span text:style-name="T4">buffer</text:span><text:span text:style-name="T3">. Su existencia permite generar cabeceras HTTP o códigos de estado aunque ya se haya comenzado a escribir la salida.</text:span></text:p>
          </table:table-cell>
          <table:table-cell table:style-name="Tabla2.C2" office:value-type="string">
            <text:p text:style-name="Table_20_Contents"><text:span text:style-name="Source_20_Text"><text:span text:style-name="T3">&lt;%@ page buffer="64kb" %&gt;</text:span></text:span></text:p>
          </table:table-cell>
        </table:table-row>
        <table:table-row>
          <table:table-cell table:style-name="Tabla2.A2" office:value-type="string">
            <text:p text:style-name="Table_20_Contents"><text:span text:style-name="Source_20_Text"><text:span text:style-name="T3">autoflush</text:span></text:span></text:p>
          </table:table-cell>
          <table:table-cell table:style-name="Tabla2.A2" office:value-type="string">
            <text:p text:style-name="Table_20_Contents"><text:span text:style-name="T3">Si es </text:span><text:span text:style-name="Source_20_Text"><text:span text:style-name="T3">true</text:span></text:span><text:span text:style-name="T3"> (valor por defecto), el </text:span><text:soft-page-break/><text:span text:style-name="T3">buffer se envía automáticamente a la salida al llenarse. Si es </text:span><text:span text:style-name="Source_20_Text"><text:span text:style-name="T3">false</text:span></text:span><text:span text:style-name="T3">, al llenarse el buffer se genera una excepción.</text:span></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extends</text:span></text:span></text:p>
          </table:table-cell>
          <table:table-cell table:style-name="Tabla2.A2" office:value-type="string">
            <text:p text:style-name="P16">Permite especificar de qué clase debe descender el servlet generado a partir de la página JSP. No es habitual cambiarlo.</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info</text:span></text:span></text:p>
          </table:table-cell>
          <table:table-cell table:style-name="Tabla2.A2" office:value-type="string">
            <text:p text:style-name="Table_20_Contents"><text:span text:style-name="T3">define una cadena que puede obtenerse a través del método </text:span><text:span text:style-name="Source_20_Text"><text:span text:style-name="T3">getServletInfo</text:span></text:span></text:p>
          </table:table-cell>
          <table:table-cell table:style-name="Tabla2.C2" office:value-type="string">
            <text:p text:style-name="Table_20_Contents"><text:span text:style-name="Source_20_Text"><text:span text:style-name="T3">&lt;%@ page info="carro de la compra" %&gt;</text:span></text:span></text:p>
          </table:table-cell>
        </table:table-row>
        <table:table-row>
          <table:table-cell table:style-name="Tabla2.A2" office:value-type="string">
            <text:p text:style-name="Table_20_Contents"><text:span text:style-name="Source_20_Text"><text:span text:style-name="T3">errorPage</text:span></text:span></text:p>
          </table:table-cell>
          <table:table-cell table:style-name="Tabla2.A2" office:value-type="string">
            <text:p text:style-name="P16">especifica la página JSP que debe procesar los errores generados y no capturados en la actual.</text:p>
          </table:table-cell>
          <table:table-cell table:style-name="Tabla2.C2" office:value-type="string">
            <text:p text:style-name="Table_20_Contents"><text:span text:style-name="Source_20_Text"><text:span text:style-name="T3">&lt;%@ page errorPage="error.jsp" %&gt;</text:span></text:span></text:p>
          </table:table-cell>
        </table:table-row>
        <table:table-row>
          <table:table-cell table:style-name="Tabla2.A2" office:value-type="string">
            <text:p text:style-name="Table_20_Contents"><text:span text:style-name="Source_20_Text"><text:span text:style-name="T3">isErrorPage</text:span></text:span></text:p>
          </table:table-cell>
          <table:table-cell table:style-name="Tabla2.A2" office:value-type="string">
            <text:p text:style-name="Table_20_Contents"><text:span text:style-name="T3">Si es </text:span><text:span text:style-name="Source_20_Text"><text:span text:style-name="T3">true</text:span></text:span><text:span text:style-name="T3">, indica que la página actúa como página de error para otro JSP. El valor por defecto es </text:span><text:span text:style-name="Source_20_Text"><text:span text:style-name="T3">false</text:span></text:span><text:span text:style-name="T3">.</text:span></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language</text:span></text:span></text:p>
          </table:table-cell>
          <table:table-cell table:style-name="Tabla2.A2" office:value-type="string">
            <text:p text:style-name="P16">Permite especificar el lenguaje de programación usado en el JSP. En la práctica, el lenguaje siempre es Java, por lo que esta directiva no se usa.</text:p>
          </table:table-cell>
          <table:table-cell table:style-name="Tabla2.C2" office:value-type="string">
            <text:p text:style-name="P16"> </text:p>
          </table:table-cell>
        </table:table-row>
        <table:table-row>
          <table:table-cell table:style-name="Tabla2.A2" office:value-type="string">
            <text:p text:style-name="Table_20_Contents"><text:span text:style-name="Source_20_Text"><text:span text:style-name="T3">pageEncoding</text:span></text:span></text:p>
          </table:table-cell>
          <table:table-cell table:style-name="Tabla2.A2" office:value-type="string">
            <text:p text:style-name="Table_20_Contents"><text:span text:style-name="T3">define el juego de caracteres que usa la página. El valor por defecto es </text:span><text:span text:style-name="Source_20_Text"><text:span text:style-name="T3">ISO-8859-1</text:span></text:span><text:span text:style-name="T3">.</text:span></text:p>
          </table:table-cell>
          <table:table-cell table:style-name="Tabla2.C2" office:value-type="string">
            <text:p text:style-name="P16"> </text:p>
          </table:table-cell>
        </table:table-row>
      </table:table>
      <text:h text:style-name="P25" text:outline-level="2">1.6. Acciones</text:h>
      <text:p text:style-name="P2">En JSP existen varios mecanismos para incluir elementos externos en la página actual o redirigir la petición hacia otra página</text:p>
      <text:list xml:id="list1433089927" text:style-name="L4">
        <text:list-item>
          <text:p text:style-name="P11"><text:span text:style-name="T1">La directiva </text:span><text:span text:style-name="Source_20_Text"><text:span text:style-name="T1">include</text:span></text:span> permite insertar código en la página antes de que ésta se transforme en un servlet. De este modo se pueden reutilizar fragmentos de código JSP o HTML. </text:p>
        </text:list-item>
        <text:list-item>
          <text:p text:style-name="P11"><text:span text:style-name="T1">La acción </text:span><text:span text:style-name="Source_20_Text"><text:span text:style-name="T1">&lt;jsp:include&gt;</text:span></text:span> permite insertar la salida de otra página JSP. Nótese que se incluye la <text:span text:style-name="Emphasis">salida</text:span> generada por el código JSP, no el código propiamente dicho. </text:p>
        </text:list-item>
        <text:list-item>
          <text:p text:style-name="P11"><text:span text:style-name="T1">La acción </text:span><text:span text:style-name="Source_20_Text"><text:span text:style-name="T1">&lt;jsp:plugin&gt;</text:span></text:span> permite incluir <text:span text:style-name="Emphasis">applets</text:span> que hagan uso de Java 2. </text:p>
        </text:list-item>
        <text:list-item>
          <text:p text:style-name="P4"><text:span text:style-name="T1">La acción </text:span><text:span text:style-name="Source_20_Text"><text:span text:style-name="T1">&lt;jsp:forward&gt;</text:span></text:span> sirve para redirigir la petición a otra página JSP </text:p>
        </text:list-item>
      </text:list>
      <text:h text:style-name="P14" text:outline-level="3">1.6.1. La directiva <text:span text:style-name="Source_20_Text">include</text:span> </text:h>
      <text:p text:style-name="P2">Es el equivalente al <text:span text:style-name="Source_20_Text">#include</text:span> del lenguaje C. su sintaxis es: </text:p>
      <text:p text:style-name="P23">&lt;%@ include file="<text:span text:style-name="Variable">fichero</text:span>" %&gt;</text:p>
      <text:p text:style-name="P5">Como el código se incluye en el servlet generado, los fragmentos de código incluidos pueden tener efecto sobre la página actual. Así, se puede utilizar esta directiva para definir constantes, generar cabeceras HTTP, ... </text:p>
      <text:p text:style-name="P5">El problema de esta directiva es que el estándar no exige que el contenedor JSP detecte de manera automática los cambios en los ficheros incluidos, de manera que si cambia uno de ellos puede ser necesario forzar la recompilación de las páginas JSP que los incluyan. </text:p>
      <text:p text:style-name="P5">La especificación JSP recomienda que si la página incluida no es una página JSP válida por sí sola (por ejemplo, porque utiliza variables que se confía que se hayan declarado previamente) se utilice la <text:soft-page-break/>extensión "estándar" <text:span text:style-name="Source_20_Text">.jspf </text:span>(JSP fragment) y se coloque en un directorio no público del contenedor JSP (por ejemplo, WEB-INF, que no es accesible desde el cliente, pero sí desde la directiva). </text:p>
      <text:h text:style-name="P14" text:outline-level="3">1.6.2. La acción <text:span text:style-name="Source_20_Text">&lt;jsp:include&gt;</text:span> </text:h>
      <text:p text:style-name="P5">Esta acción incluye en una página la salida generada por otra perteneciente a la misma aplicación web. La petición se redirige a la página incluida, y la respuesta que genera se incluye en la generada por la principal. Su sintaxis es: </text:p>
      <text:p text:style-name="P23">&lt;jsp:include page="<text:span text:style-name="Variable">URL relativa</text:span>" flush="<text:span text:style-name="Variable">true</text:span>|<text:span text:style-name="Variable">false</text:span>"/&gt;</text:p>
      <text:p text:style-name="P5">El atributo <text:span text:style-name="Source_20_Text">flush</text:span> especifica si el flujo de salida de la página principal debería ser enviado al cliente antes de enviar el de la página incluida. En JSP 1.2 este atributo es optativo, y su valor por defecto es <text:span text:style-name="Source_20_Text">false</text:span>. En JSP 1.1 es obligatorio y siempre debía valer <text:span text:style-name="Source_20_Text">true</text:span> (el forzar el vaciado de buffer era problemático porque una vez que ha sucedido esto no se pueden hacer redirecciones ni ir a páginas de error, ya que ya se han terminado de escribir las cabeceras). </text:p>
      <text:p text:style-name="P5">Esta acción presenta la ventaja sobre la directiva del mismo nombre de que cambios en la página incluida no obligan a recompilar la "principal". No obstante, la página incluida solo tiene acceso al <text:span text:style-name="Source_20_Text">JspWriter</text:span> de la "principal" y no puede generar cabeceras (por ejemplo, no puede crear <text:span text:style-name="Emphasis">cookies</text:span>). </text:p>
      <text:p text:style-name="P5">Por defecto, la petición que se le pasa a la página incluida es la original, pero se le pueden agregar parámetros adicionales, mediante la etiqueta <text:span text:style-name="Source_20_Text">jsp:param</text:span>. Por ejemplo: </text:p>
      <text:p text:style-name="P21">&lt;jsp:include page="cabecera.jsp"&gt;</text:p>
      <text:p text:style-name="P21"><text:s text:c="3"/>&lt;jsp:param name="color" value="YELLOW" /&gt;</text:p>
      <text:p text:style-name="P23">&lt;/jsp:include&gt;</text:p>
      <text:h text:style-name="P14" text:outline-level="3">1.6.3. La acción <text:span text:style-name="Source_20_Text">&lt;jsp:plugin&gt;</text:span></text:h>
      <text:p text:style-name="P5">Esta acción sirve para incluir, de manera portable e independiente del navegador, <text:span text:style-name="Emphasis">applets</text:span> que utilicen alguna librería de Java 2 (Swing, colecciones, Java 2D, ...), ya que las máquinas virtuales Java distribuidas con algunos navegadores relativamente antiguos (Explorer 5.x, Netscape 4.x,...) son de una versión anterior a Java 2. </text:p>
      <text:h text:style-name="P14" text:outline-level="3">1.6.4. La acción <text:span text:style-name="Source_20_Text">&lt;jsp:forward&gt;</text:span></text:h>
      <text:p text:style-name="P5">Esta acción se utiliza para redirigir la petición hacia otra página JSP que esté en la misma aplicación web que la actual. Un ejemplo de su sintaxis básica es: </text:p>
      <text:p text:style-name="P23">&lt;jsp:forward page="principal.jsp"/&gt;</text:p>
      <text:p text:style-name="P5">La salida generada hasta el momento por la página actual se descarta (se borra el buffer). En caso de que no se utilizara buffer de salida, se produciría una excepción.</text:p>
      <text:p text:style-name="P5">Al igual que en el caso de <text:span text:style-name="Source_20_Text">&lt;jsp:include&gt;</text:span>, se pueden añadir parámetros a la petición original para que los reciba la nueva página JSP: </text:p>
      <text:p text:style-name="P21">&lt;jsp:forward page="principal.jsp"&gt;</text:p>
      <text:p text:style-name="P21"><text:s text:c="3"/>&lt;jsp:param name="privilegios" value="root" /&gt;</text:p>
      <text:p text:style-name="P23">&lt;/jsp:forward&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DejaVu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DejaVu 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roid Sans Fallback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499cm"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9T07:47:24</meta:creation-date>
    <dc:date>2013-01-09T08:01:46</dc:date>
    <meta:editing-duration>P0D</meta:editing-duration>
    <meta:editing-cycles>1</meta:editing-cycles>
    <meta:document-statistic meta:table-count="2" meta:image-count="0" meta:object-count="0" meta:page-count="6" meta:paragraph-count="174" meta:word-count="2252" meta:character-count="14371" meta:non-whitespace-character-count="12085"/>
    <meta:generator>LibreOffice/3.5$Linux_x86 LibreOffice_project/350m1$Build-413</meta:generator>
  </office:meta>
</office:document-meta>
</file>